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1254cc"/>
    </style:style>
    <style:style style:name="P2" style:family="paragraph" style:parent-style-name="Preformatted_20_Text">
      <style:text-properties officeooo:paragraph-rsid="001254cc"/>
    </style:style>
    <style:style style:name="P3" style:family="paragraph" style:parent-style-name="Preformatted_20_Text">
      <style:text-properties officeooo:paragraph-rsid="00137cec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145468"/>
    </style:style>
    <style:style style:name="T1" style:family="text">
      <style:text-properties fo:language="hsb" fo:country="DE"/>
    </style:style>
    <style:style style:name="T2" style:family="text">
      <style:text-properties officeooo:rsid="001254cc"/>
    </style:style>
    <style:style style:name="T3" style:family="text">
      <style:text-properties officeooo:rsid="0015ff93"/>
    </style:style>
    <style:style style:name="T4" style:family="text">
      <style:text-properties officeooo:rsid="00176334"/>
    </style:style>
    <style:style style:name="T5" style:family="text">
      <style:text-properties officeooo:rsid="00185f34"/>
    </style:style>
    <style:style style:name="T6" style:family="text">
      <style:text-properties officeooo:rsid="00137cec"/>
    </style:style>
    <style:style style:name="T7" style:family="text">
      <style:text-properties officeooo:rsid="00145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58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List swjateho japoštoła Judaša.<text:span text:style-name="T2">))</text:span></text:p>
      <text:p text:style-name="P2"/>
      <text:p text:style-name="P2"><text:span text:style-name="T3">detail</text:span><text:span text:style-name="T2">((</text:span>Napominanje k wobstajnosći w čistej wučbje a čistym žiwjenju přećiwo zawjednikam.<text:span text:style-name="T2">))</text:span> </text:p>
      <text:p text:style-name="Preformatted_20_Text"/>
      <text:p text:style-name="P1">%-----------------------------------</text:p>
      <text:p text:style-name="P2"><text:span text:style-name="T1"/></text:p>
      <text:p text:style-name="P2">1. Judaš, wotročk Jezom Chrysta, ale bratr Jakubowy, tym powołanym, kiž su woswjećeni w Bohu tym Wótcu a zachowani w Jezusu Chrystusu: <text:span text:style-name="T2">ref((</text:span>Mat. 13, 55.<text:span text:style-name="T2">))</text:span> </text:p>
      <text:p text:style-name="P2"/>
      <text:p text:style-name="P2">2. Bóh daj wam wjele smilnosće a měra a lubosće! <text:span text:style-name="T2">ref((</text:span>2 Pětr. 1, 2.<text:span text:style-name="T2">))</text:span></text:p>
      <text:p text:style-name="P2"/>
      <text:p text:style-name="P2">3. Wy lubi, dokelž ja ze wšej swěrnosću so prócowach, zo bych wam pisał wot našeje wšitkich zbóžnosće, dźeržach ja to za nuzne, was z pismom napominać, zo byšće so wo tu wěru bědźili, kotraž junu tym swjatym je podata. <text:span text:style-name="T2">ref((</text:span>Phil. 1, 27. 1 Tim. 1, 18.<text:span text:style-name="T2">))</text:span></text:p>
      <text:p text:style-name="Preformatted_20_Text"/>
      <text:p text:style-name="P3">4. Přetož někotři čłowjekojo su so pódla nutř sunuli, kotřiž dawno prjedy zapisani su k temu sudźenju, zo su bje<text:span text:style-name="T4">z</text:span>bóžni a p<text:span text:style-name="T4">ř</text:span>ewobroća tu hnadu našeho Boha na samopašno<text:span text:style-name="T4">s</text:span>ć a zapru teho, kiž sam Bóh a Knjez je, Jezom Chrysta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4"><text:s/></text:p>
      <text:p text:style-name="Preformatted_20_Text">%----------------------------------- </text:p>
      <text:p text:style-name="Preformatted_20_Text">% https://digital.slub-dresden.de/data/kitodo/BibltojeZ_478590679/BibltojeZ_478590679_tif/jpegs/00001659.tif.large.jpg </text:p>
      <text:p text:style-name="Preformatted_20_Text">%----------------------------------------------------------- </text:p>
      <text:p text:style-name="Preformatted_20_Text"/>
      <text:p text:style-name="P3">5. Ja chcu wam pak spomnić, kiž wy hižom to derje wěsće, zo tón Knjez, jako wón temu ludu z Egyptowskeje zemje <text:span text:style-name="T5">s</text:span>pomože, je potom tych, kiž njewěrjachu, skóncował; <text:span text:style-name="T2">ref((</text:span>4 Mójz. 14, 35.<text:span text:style-name="T6">))</text:span> </text:p>
      <text:p text:style-name="Preformatted_20_Text"/>
      <text:p text:style-name="P3">6. Tež tych jandźelow, kotřiž swoje fěršćin<text:span text:style-name="T5">s</text:span>two njez<text:span text:style-name="T5">c</text:span>howachu, ale wopušćichu swoje wobydlenje, je wón hač k sudu teho wulkeho dnja z wěčnymi zwjazkami w ćmje <text:span text:style-name="T5">sc</text:span>hował; <text:span text:style-name="T2">ref((</text:span>2 Pětr. 2, 4.<text:span text:style-name="T6">))</text:span> </text:p>
      <text:p text:style-name="Preformatted_20_Text"/>
      <text:p text:style-name="P3">7. Jako tež Sodom a Gomorra a jeju wokolne města, kotrež z runym wašnjom, jako wonej, so su wukurwiłe a su za cuzym ćěłom šłe, su k znamjenju postajene a ćerpja teho wěčneho wohenja čwilu. <text:span text:style-name="T2">ref((</text:span>1 Mójz. 19, 24. 25.<text:span text:style-name="T6">))</text:span></text:p>
      <text:p text:style-name="P3"><text:s/></text:p>
      <text:p text:style-name="Preformatted_20_Text">8. Teje runosće su tež ći sonarjo, kotřiž ćěło womazaju, wyšnosće pak zaspja a krasnosće hanja. </text:p>
      <text:p text:style-name="Preformatted_20_Text"/>
      <text:p text:style-name="P3">9. Ale Michał, tón wyši jandźel, jako wón z čertom prawowaše a so wuryčowaše wo Mójzasowe ćěło, njezwaži so sud hanjenja na njeho njesć, ale dźeše: Njech će tón Knjez wuswari. <text:span text:style-name="T2">ref((</text:span>Dan. 12, 1. Zach. 3, 2.<text:span text:style-name="T6">))</text:span> </text:p>
      <text:p text:style-name="Preformatted_20_Text"/>
      <text:p text:style-name="P3">10. Ći pak hanja, štož njerozumja; štož pak z p<text:span text:style-name="T5">ř</text:span>irodźenja póznaju, w tym so zkaža, runje jako njerozomne skoćata. <text:span text:style-name="T2">ref((</text:span>2 Pětr. 2, 12.<text:span text:style-name="T6">))</text:span></text:p>
      <text:p text:style-name="P3"><text:s/></text:p>
      <text:p text:style-name="P3">11. Běda jim! přetož woni na Kainowy puć wu<text:span text:style-name="T5">s</text:span>tupja a pušća so za Balaamowym błudom, myta dla, a wozmu kónc w Korah<text:span text:style-name="T5">s</text:span>kej přećiwnosći. <text:span text:style-name="T2">ref((</text:span>1 Mójz. 4, 8. Zjew. 2, 14. 4 Mójz. 25, 1 <text:span text:style-name="T5">x</text:span>. St. 22, 5. St. 16, 1—35.<text:span text:style-name="T6">))</text:span></text:p>
      <text:p text:style-name="P3"/>
      <text:p text:style-name="P3">12. Tajcy škerjedni<text:span text:style-name="T5">c</text:span>y ćěrja žra<text:span text:style-name="T5">s</text:span>two bjez bojosće wot wašich dobrych darow a pasu so samych; woni su mróčele bjez wody, wot wětra wokoło honjene; zwjadne njepłódne drjewa, dwójcy zemrjete a wukorjenjene; <text:span text:style-name="T2">ref((</text:span>2 Pětr. 2, 17.<text:span text:style-name="T6">))</text:span> </text:p>
      <text:p text:style-name="Preformatted_20_Text"/>
      <text:p text:style-name="P3">13. Dźiwje mórske žołmy, kiž samu swoju hanibu wumjetaju; błudne hwězdy, kotrymž ćěmna ćma je za<text:span text:style-name="T5">c</text:span>howana do wěčnosće. <text:span text:style-name="T2">ref((</text:span>Jez. 57, 20.<text:span text:style-name="T6">))</text:span></text:p>
      <text:p text:style-name="P3"/>
      <text:p text:style-name="P3">14. Wot nich pak je tež wěšćił sedmy wot Hadama, Enoch, a rjeknył: Hlaj, tón Knjez dźe ze swojimi wjele tawzynt swjatymi, <text:span text:style-name="T2">ref((</text:span>1 Mójz. 5, 21.<text:span text:style-name="T6">))</text:span></text:p>
      <text:p text:style-name="P3"><text:s/></text:p>
      <text:p text:style-name="P3">15. <text:span text:style-name="T5">Z</text:span>o by sud dźeržał na wšitkich a zo by štrafował bjez nimi wšitkich bjezbóžnych, wšitkich jich bjezbóžnych skutkow dla, kotrež woni bjezbóžne su činili, a wšitkeho twjerdeho dla, štož ći bje<text:span text:style-name="T5">z</text:span>bóžni hrěšnicy přećiwo njemu su rěčeli. <text:span text:style-name="T2">ref((</text:span>Mat. 25, 31. Mat. 12, 36.<text:span text:style-name="T6">))</text:span></text:p>
      <text:p text:style-name="P3"><text:s/></text:p>
      <text:p text:style-name="Preformatted_20_Text">16. Ći mórča a skorža přeco, chodźa po swojich lóštach; a jich huba rěči nadute słowa, a dźiwaju so paršonam wužitka dla.</text:p>
      <text:p text:style-name="Preformatted_20_Text"/>
      <text:p text:style-name="P3">17. Wy pak, moji najlubši, dopomńće so tych słowow , kotrež su prjedy prajene wot tych japoštołow našeho Knjeza Jezom Chrysta;</text:p>
      <text:p text:style-name="P3"><text:s/></text:p>
      <text:p text:style-name="P3">18. Jako wam prajachu, zo w poslenim času budźa wusměw<text:span text:style-name="T5">c</text:span>y, kotřiž po swojich bjezbóžnych žadosćach chodźić budźa. <text:span text:style-name="T2">ref((</text:span>1 Tim. 4, 1. 2 Tim. 3, 1. 2 Pětr. 3, 3. Mat. 24, 5.<text:span text:style-name="T6">))</text:span></text:p>
      <text:p text:style-name="Preformatted_20_Text"/>
      <text:p text:style-name="Preformatted_20_Text">19. Woni su ći, kiž sami so wotdźěla, su ćělni a žaneho ducha nimaju. </text:p>
      <text:p text:style-name="Preformatted_20_Text"/>
      <text:p text:style-name="Preformatted_20_Text">20. Wy pak, moji najlubši, natwarće so na wašu najswjećišu wěru přez teho swjateho Ducha a modlće so k Bohu, </text:p>
      <text:p text:style-name="Preformatted_20_Text"/>
      <text:p text:style-name="Preformatted_20_Text"/>
      <text:p text:style-name="Preformatted_20_Text"><text:soft-page-break/></text:p>
      <text:p text:style-name="Preformatted_20_Text">21. A za<text:span text:style-name="T5">c</text:span>howajće so samych w Božej lubosći, čakawši na tu smilnosć našeho Knjeza Jezom Chrysta, k wěčnemu žiwjenju! </text:p>
      <text:p text:style-name="Preformatted_20_Text"/>
      <text:p text:style-name="Preformatted_20_Text">22. A rossudźće ludźi tak, zo byšće so na někotrych smilili,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4"><text:s/></text:p>
      <text:p text:style-name="Preformatted_20_Text">%----------------------------------- </text:p>
      <text:p text:style-name="Preformatted_20_Text">% https://digital.slub-dresden.de/data/kitodo/BibltojeZ_478590679/BibltojeZ_478590679_tif/jpegs/00001660.tif.large.jpg </text:p>
      <text:p text:style-name="Preformatted_20_Text">%----------------------------------------------------------- </text:p>
      <text:p text:style-name="Preformatted_20_Text"/>
      <text:p text:style-name="P5">23. Někotrych pak z bojosću zbóžnych sčinili, a wutorhńće jich z wohenja; a hidźće tu womazanu ćělnu suknju. <text:span text:style-name="T2">ref((</text:span>Amos 4, 11. Zach. 3, 2. Rom. 11, 14. Jez. 64, 6.<text:span text:style-name="T7">))</text:span></text:p>
      <text:p text:style-name="Preformatted_20_Text"/>
      <text:p text:style-name="Preformatted_20_Text">24. Temu pak, kiž was móže zachować před padom a čistych stajić před to wobličo swojeje krasnosće z wjesołosću, </text:p>
      <text:p text:style-name="Preformatted_20_Text"/>
      <text:p text:style-name="P5">25. Temu samemu mudremu Bohu, našemu Zbóžnikej, budź česć a krasnosć, móc a knjejstwo nětk a do wšeje wěčnosće. Hamjeń. <text:span text:style-name="T2">ref((</text:span>Rom. 16, 27. 1 Tim. 1, 17.<text:span text:style-name="T7">))</text:span>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4T20:14:52.144855800</dc:date>
    <meta:editing-duration>PT21M7S</meta:editing-duration>
    <meta:editing-cycles>6</meta:editing-cycles>
    <meta:generator>LibreOffice/26.2.0.3$Windows_X86_64 LibreOffice_project/620$Build-3</meta:generator>
    <meta:document-statistic meta:table-count="0" meta:image-count="0" meta:object-count="0" meta:page-count="4" meta:paragraph-count="46" meta:word-count="715" meta:character-count="4769" meta:non-whitespace-character-count="4061"/>
  </office:meta>
</office:document-meta>
</file>